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Interceptor.intercept( HttpRequest request , byte [ ] body , ClientHttpRequestExecution exec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ceptingClientHttpRequestFactoryTests.no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ceptingClientHttpRequestFactoryTests.beforeE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ingClientHttpRequestFactoryTests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ingClientHttpRequestFactoryTests.chang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questFactoryMock.createRequest( URI uri ,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ceptingClientHttpRequestFactoryTests.execut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ceptingClientHttpRequestFactoryTests.chang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terceptingClientHttpRequestFactoryTests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ingClientHttpRequestFactoryTests.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rceptingClientHttpRequestFactoryTests.chang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terceptingClientHttpRequestFactoryTests.createRequest( URI uri ,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ceptingClientHttpRequestFactoryTests.chang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